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제목-슬라이드" presentation:presentation-page-layout-name="Master1-PPL1" draw:id="Slide-256">
        <draw:frame draw:id="id63" presentation:style-name="a381" draw:name="제목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부제목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제목 슬라이드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제목 및 내용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구역 머리글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콘텐츠 2개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비교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제목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빈 화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캡션 있는 콘텐츠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캡션 있는 그림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제목 및 세로 텍스트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세로 제목 및 텍스트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테마" style:page-layout-name="pageLayout1" draw:style-name="a0">
      <draw:frame draw:id="id0" presentation:style-name="a4" draw:name="제목 개체 틀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마스터 제목 스타일 편집</text:span><text:span text:style-name="a2" text:class-names=""/></text:p>
        </draw:text-box>
        <svg:title/>
        <svg:desc/>
      </draw:frame>
      <draw:frame draw:id="id1" presentation:style-name="a21" draw:name="텍스트 개체 틀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마스터 텍스트 스타일을 편집하려면 클릭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두 번째 수준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다섯 번째 수준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날짜 개체 틀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바닥글 개체 틀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슬라이드 번호 개체 틀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제목-슬라이드" style:page-layout-name="pageLayout1" draw:style-name="a34">
      <draw:frame draw:id="id5" presentation:style-name="a38" draw:name="제목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마스터 제목 스타일 편집</text:span><text:span text:style-name="a36" text:class-names=""/></text:p>
        </draw:text-box>
        <svg:title/>
        <svg:desc/>
      </draw:frame>
      <draw:frame draw:id="id6" presentation:style-name="a42" draw:name="부제목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클릭하여 마스터 부제목 스타일 편집</text:span><text:span text:style-name="a40" text:class-names=""/></text:p>
        </draw:text-box>
        <svg:title/>
        <svg:desc/>
      </draw:frame>
      <draw:frame draw:id="id7" presentation:style-name="a47" draw:name="날짜 개체 틀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바닥글 개체 틀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슬라이드 번호 개체 틀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제목-및-내용" style:page-layout-name="pageLayout1" draw:style-name="a55">
      <draw:frame draw:id="id10" presentation:style-name="a59" draw:name="제목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마스터 제목 스타일 편집</text:span><text:span text:style-name="a57" text:class-names=""/></text:p>
        </draw:text-box>
        <svg:title/>
        <svg:desc/>
      </draw:frame>
      <draw:frame draw:id="id11" presentation:style-name="a76" draw:name="내용 개체 틀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마스터 텍스트 스타일을 편집하려면 클릭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두 번째 수준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다섯 번째 수준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날짜 개체 틀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바닥글 개체 틀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슬라이드 번호 개체 틀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구역-머리글" style:page-layout-name="pageLayout1" draw:style-name="a89">
      <draw:frame draw:id="id15" presentation:style-name="a93" draw:name="제목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마스터 제목 스타일 편집</text:span><text:span text:style-name="a91" text:class-names=""/></text:p>
        </draw:text-box>
        <svg:title/>
        <svg:desc/>
      </draw:frame>
      <draw:frame draw:id="id16" presentation:style-name="a97" draw:name="텍스트 개체 틀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마스터 텍스트 스타일을 편집하려면 클릭</text:span></text:p>
            </text:list-item>
          </text:list>
        </draw:text-box>
        <svg:title/>
        <svg:desc/>
      </draw:frame>
      <draw:frame draw:id="id17" presentation:style-name="a102" draw:name="날짜 개체 틀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바닥글 개체 틀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슬라이드 번호 개체 틀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콘텐츠-2개" style:page-layout-name="pageLayout1" draw:style-name="a110">
      <draw:frame draw:id="id20" presentation:style-name="a114" draw:name="제목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마스터 제목 스타일 편집</text:span><text:span text:style-name="a112" text:class-names=""/></text:p>
        </draw:text-box>
        <svg:title/>
        <svg:desc/>
      </draw:frame>
      <draw:frame draw:id="id21" presentation:style-name="a131" draw:name="내용 개체 틀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마스터 텍스트 스타일을 편집하려면 클릭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두 번째 수준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다섯 번째 수준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내용 개체 틀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마스터 텍스트 스타일을 편집하려면 클릭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두 번째 수준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다섯 번째 수준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날짜 개체 틀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바닥글 개체 틀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슬라이드 번호 개체 틀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비교" style:page-layout-name="pageLayout1" draw:style-name="a161">
      <draw:frame draw:id="id26" presentation:style-name="a165" draw:name="제목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마스터 제목 스타일 편집</text:span><text:span text:style-name="a163" text:class-names=""/></text:p>
        </draw:text-box>
        <svg:title/>
        <svg:desc/>
      </draw:frame>
      <draw:frame draw:id="id27" presentation:style-name="a169" draw:name="텍스트 개체 틀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마스터 텍스트 스타일을 편집하려면 클릭</text:span></text:p>
            </text:list-item>
          </text:list>
        </draw:text-box>
        <svg:title/>
        <svg:desc/>
      </draw:frame>
      <draw:frame draw:id="id28" presentation:style-name="a186" draw:name="내용 개체 틀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마스터 텍스트 스타일을 편집하려면 클릭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두 번째 수준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다섯 번째 수준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텍스트 개체 틀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마스터 텍스트 스타일을 편집하려면 클릭</text:span></text:p>
            </text:list-item>
          </text:list>
        </draw:text-box>
        <svg:title/>
        <svg:desc/>
      </draw:frame>
      <draw:frame draw:id="id30" presentation:style-name="a207" draw:name="내용 개체 틀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마스터 텍스트 스타일을 편집하려면 클릭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두 번째 수준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다섯 번째 수준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날짜 개체 틀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바닥글 개체 틀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슬라이드 번호 개체 틀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제목만" style:page-layout-name="pageLayout1" draw:style-name="a220">
      <draw:frame draw:id="id34" presentation:style-name="a224" draw:name="제목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마스터 제목 스타일 편집</text:span><text:span text:style-name="a222" text:class-names=""/></text:p>
        </draw:text-box>
        <svg:title/>
        <svg:desc/>
      </draw:frame>
      <draw:frame draw:id="id35" presentation:style-name="a229" draw:name="날짜 개체 틀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바닥글 개체 틀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슬라이드 번호 개체 틀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빈-화면" style:page-layout-name="pageLayout1" draw:style-name="a237">
      <draw:frame draw:id="id38" presentation:style-name="a242" draw:name="날짜 개체 틀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바닥글 개체 틀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슬라이드 번호 개체 틀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캡션-있는-콘텐츠" style:page-layout-name="pageLayout1" draw:style-name="a250">
      <draw:frame draw:id="id41" presentation:style-name="a254" draw:name="제목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마스터 제목 스타일 편집</text:span><text:span text:style-name="a252" text:class-names=""/></text:p>
        </draw:text-box>
        <svg:title/>
        <svg:desc/>
      </draw:frame>
      <draw:frame draw:id="id42" presentation:style-name="a271" draw:name="내용 개체 틀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마스터 텍스트 스타일을 편집하려면 클릭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두 번째 수준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다섯 번째 수준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텍스트 개체 틀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마스터 텍스트 스타일을 편집하려면 클릭</text:span></text:p>
            </text:list-item>
          </text:list>
        </draw:text-box>
        <svg:title/>
        <svg:desc/>
      </draw:frame>
      <draw:frame draw:id="id44" presentation:style-name="a280" draw:name="날짜 개체 틀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바닥글 개체 틀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슬라이드 번호 개체 틀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캡션-있는-그림" style:page-layout-name="pageLayout1" draw:style-name="a288">
      <draw:frame draw:id="id47" presentation:style-name="a292" draw:name="제목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마스터 제목 스타일 편집</text:span><text:span text:style-name="a290" text:class-names=""/></text:p>
        </draw:text-box>
        <svg:title/>
        <svg:desc/>
      </draw:frame>
      <draw:frame draw:id="id48" presentation:style-name="a295" draw:name="그림 개체 틀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텍스트 개체 틀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마스터 텍스트 스타일을 편집하려면 클릭</text:span></text:p>
            </text:list-item>
          </text:list>
        </draw:text-box>
        <svg:title/>
        <svg:desc/>
      </draw:frame>
      <draw:frame draw:id="id50" presentation:style-name="a304" draw:name="날짜 개체 틀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바닥글 개체 틀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슬라이드 번호 개체 틀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제목-및-세로-텍스트" style:page-layout-name="pageLayout1" draw:style-name="a312">
      <draw:frame draw:id="id53" presentation:style-name="a316" draw:name="제목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마스터 제목 스타일 편집</text:span><text:span text:style-name="a314" text:class-names=""/></text:p>
        </draw:text-box>
        <svg:title/>
        <svg:desc/>
      </draw:frame>
      <draw:frame draw:id="id54" presentation:style-name="a333" draw:name="세로 텍스트 개체 틀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마스터 텍스트 스타일을 편집하려면 클릭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두 번째 수준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다섯 번째 수준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날짜 개체 틀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바닥글 개체 틀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슬라이드 번호 개체 틀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세로-제목-및-텍스트" style:page-layout-name="pageLayout1" draw:style-name="a346">
      <draw:frame draw:id="id58" presentation:style-name="a350" draw:name="세로 제목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마스터 제목 스타일 편집</text:span><text:span text:style-name="a348" text:class-names=""/></text:p>
        </draw:text-box>
        <svg:title/>
        <svg:desc/>
      </draw:frame>
      <draw:frame draw:id="id59" presentation:style-name="a367" draw:name="세로 텍스트 개체 틀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마스터 텍스트 스타일을 편집하려면 클릭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두 번째 수준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다섯 번째 수준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날짜 개체 틀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바닥글 개체 틀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슬라이드 번호 개체 틀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프레젠테이션</dc:title>
    <meta:initial-creator>임재준(dlawowns382@hunesion.com)</meta:initial-creator>
    <dc:creator>임재준(dlawowns382@hunesion.com)</dc:creator>
    <meta:creation-date>2023-09-13T08:33:03Z</meta:creation-date>
    <dc:date>2023-09-13T08:33:51Z</dc:date>
    <meta:editing-cycles>1</meta:editing-cycles>
    <meta:editing-duration>PT47S</meta:editing-duration>
    <meta:document-statistic meta:paragraph-count="0" meta:word-count="0"/>
  </office:meta>
</office:document-meta>
</file>